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acheAnnotationTests.early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cacheExceptionRewriteCall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CacheAnnotationTests.earlyPutWithExceptionVeto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AnnotationTests.cach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CacheAnnotationTests.earlyRemoveWithExceptionVeto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AnnotationTests.cach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AnnotationTests.isEmpty( Cache cach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CacheAnnotationTests.remov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AnnotationTests.early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CacheAnnotationTests.cacheWithPartia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CacheAnnotationTests.cacheAlways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CacheAnnotationTests.removeAll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CacheAnnotationTests.removeWithExceptionVeto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AnnotationTests.earlyRemov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AnnotationTests.earlyRemoveAll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get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CacheAnnotationTests.methodInCallStack( String key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AnnotationTests.cacheWith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CacheAnnotationTests.early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CacheAnnotationTests.pu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AnnotationTests.contain( Throwable t , String className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cacheWith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CacheAnnotationTests.earlyRemoveAllWithExceptionVeto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CacheAnnotationTests.putWithExceptionVeto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AnnotationTests.cacheExceptionVeto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CacheAnnotation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earlyPu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AnnotationTests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CacheAnnotationTests.cache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CacheAnnotationTests.removeAllWithExceptionVeto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acheAnnotationTests.createKey(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